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8:3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 (<text:span text:style-name="T1">This shortcut is for Windows</text:span>; for MacOS, to undo your operation, use CMD + z instead).</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7Z</meta:creation-date>
    <dc:date>2021-06-01T20:38:27Z</dc:date>
    <meta:user-defined meta:name="date" meta:value-type="string">June   1, 2021 (08:3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